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FC46FAD293901A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3" svg:font-family="Arial"/>
    <style:font-face style:name="Arial Narrow2" svg:font-family="'Arial Narrow'"/>
    <style:font-face style:name="Arial" svg:font-family="Arial" style:font-family-generic="roman"/>
    <style:font-face style:name="Georgia6" svg:font-family="Georgia" style:font-family-generic="roman"/>
    <style:font-face style:name="Arial Narrow4" svg:font-family="'Arial Narrow'" style:font-pitch="fixed"/>
    <style:font-face style:name="Georgia2" svg:font-family="Georgia" style:font-pitch="fixed"/>
    <style:font-face style:name="Georgia5" svg:font-family="Georgia" style:font-family-generic="modern" style:font-pitch="fixed"/>
    <style:font-face style:name="Arial2" svg:font-family="Arial" style:font-pitch="variable"/>
    <style:font-face style:name="Arial Narrow3" svg:font-family="'Arial Narrow'" style:font-pitch="variable"/>
    <style:font-face style:name="Georgia" svg:font-family="Georgia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 PL SungtiL GB1" svg:font-family="'AR PL SungtiL GB'" style:font-family-generic="modern" style:font-pitch="variable"/>
    <style:font-face style:name="DejaVu Sans1" svg:font-family="'DejaVu Sans'" style:font-family-generic="modern" style:font-pitch="variable"/>
    <style:font-face style:name="Georgia4" svg:font-family="Georgia" style:font-family-generic="modern" style:font-pitch="variable"/>
    <style:font-face style:name="Microsoft YaHei2" svg:font-family="'Microsoft YaHei'" style:font-family-generic="moder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Mangal2" svg:font-family="Mangal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eorgia3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elfolie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elfolie-outline1" style:list-style-name="L7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el_20_und_20_Inhalt-title" style:list-style-name="L3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Titelfolie_5f_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Titelfolie_5f_-outline1" style:list-style-name="L7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folie_5f_-notes">
      <style:graphic-properties draw:fill-color="#ffffff" fo:min-height="13.364cm"/>
      <style:paragraph-properties style:writing-mode="lr-tb"/>
    </style:style>
    <style:style style:name="pr14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Titelfolie_5f_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Titelfolie_5f_-outline1" style:list-style-name="L7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2" fo:font-size="88pt" fo:letter-spacing="normal" fo:font-style="normal" style:text-underline-style="none" fo:font-weight="normal" style:font-name-asian="Arial Narrow2" style:font-size-asian="88pt" style:font-style-asian="normal" style:font-weight-asian="normal" style:font-name-complex="Arial Narrow2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loext:graphic-properties draw:fill="none"/>
      <style:paragraph-properties fo:margin-left="0.953cm" fo:margin-right="0cm" fo:margin-top="0.106cm" fo:margin-bottom="0cm" fo:line-height="10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Georgia5" style:font-size-asian="44pt" style:font-style-asian="normal" style:font-weight-asian="normal" style:font-name-complex="Georgia1" style:font-size-complex="4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5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P7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3" style:font-size-complex="44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3" style:font-size-complex="44pt" style:font-style-complex="normal" style:font-weight-complex="normal"/>
    </style:style>
    <style:style style:name="P9" style:family="paragraph">
      <style:paragraph-properties fo:margin-top="0cm" fo:margin-bottom="0cm" fo:line-height="100%" fo:text-align="start" style:punctuation-wrap="simple" style:writing-mode="lr-tb"/>
      <style:text-properties fo:font-variant="normal" fo:text-transform="none" fo:color="#00618f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Georgia5" style:font-size-asian="14pt" style:font-style-asian="normal" style:font-weight-asian="normal" style:font-name-complex="Georgia1" style:font-size-complex="14pt" style:font-style-complex="normal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Georgia5" style:font-size-asian="14pt" style:font-style-asian="normal" style:font-weight-asian="normal" style:font-name-complex="Georgia1" style:font-size-complex="14pt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2" fo:font-size="88pt" fo:letter-spacing="normal" fo:font-style="normal" style:text-underline-style="none" fo:font-weight="normal" style:font-name-asian="Arial Narrow2" style:font-size-asian="88pt" style:font-style-asian="normal" style:font-weight-asian="normal" style:font-name-complex="Arial Narrow2" style:font-size-complex="88pt" style:font-style-complex="normal" style:font-weight-complex="normal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variant="normal" fo:text-transform="none" fo:color="#00618f" style:text-line-through-style="none" style:text-line-through-type="none" style:text-position="0% 100%" style:font-name="Arial Narrow2" fo:font-size="18pt" fo:letter-spacing="normal" fo:font-style="normal" style:text-underline-style="none" fo:font-weight="normal" style:font-name-asian="Georgia5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05.599998474121pt" style:font-size-asian="105.599998474121pt" style:font-size-complex="105.599998474121pt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grund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4" draw:layer="layout" svg:width="61.8cm" svg:height="27cm" svg:x="3.6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6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8" draw:layer="layout" svg:width="56.544cm" svg:height="27.357cm" svg:x="5.263cm" svg:y="8.251cm" presentation:class="outline" presentation:user-transformed="true">
          <draw:text-box>
            <text:list text:style-name="L2">
              <text:list-item>
                <text:p text:style-name="P7">1. Daten und Datenanalyse </text:p>
              </text:list-item>
              <text:list-item>
                <text:p text:style-name="P7">2. Daten Bearbeitung</text:p>
              </text:list-item>
              <text:list-item>
                <text:p text:style-name="P7">3.</text:p>
              </text:list-item>
            </text:list>
          </draw:text-box>
        </draw:frame>
        <draw:frame draw:name="Titel 7" presentation:style-name="pr7" draw:text-style-name="P10" draw:layer="layout" svg:width="52.426cm" svg:height="3.999cm" svg:x="5.263cm" svg:y="0.547cm" presentation:class="title" presentation:user-transformed="true">
          <draw:text-box>
            <text:p text:style-name="P9"><text:span text:style-name="T3">Agenda:</text:span></text:p>
          </draw:text-box>
        </draw:frame>
        <draw:frame draw:name="Foliennummernplatzhalter 4" presentation:style-name="pr8" draw:text-style-name="P12" draw:layer="layout" svg:width="5.099cm" svg:height="0.599cm" svg:x="61.6cm" svg:y="37cm" presentation:class="page-number" presentation:user-transformed="true">
          <draw:text-box>
            <text:p text:style-name="P11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_5f_" presentation:presentation-page-layout-name="AL1T0">
        <draw:frame draw:name="Titel 1" presentation:style-name="pr10" draw:text-style-name="P13" draw:layer="layout" svg:width="63.8cm" svg:height="30.6cm" svg:x="2.2cm" svg:y="6cm" presentation:class="title" presentation:user-transformed="true">
          <draw:text-box>
            <text:p><text:span text:style-name="T5">Zwei Datensätze aus den offenen Daten der Stadt Frankfurt:</text:span><text:span text:style-name="T5"><text:line-break/></text:span><text:span text:style-name="T5"><text:tab/></text:span><text:span text:style-name="T5"><text:line-break/></text:span><text:span text:style-name="T5"><text:tab/></text:span><text:span text:style-name="T5"> 1. Arbeitsmarktdaten von 2010-2012: </text:span><text:span text:style-name="T5"><text:line-break/></text:span><text:span text:style-name="T5"><text:tab/></text:span><text:span text:style-name="T5"><text:tab/></text:span><text:span text:style-name="T5">- Arbeitslosenquote, Nebenjobdichte, Bezug von AlG II und vieles andere mehr</text:span><text:span text:style-name="T5"><text:line-break/></text:span><text:span text:style-name="T5"><text:tab/></text:span><text:span text:style-name="T5"><text:tab/></text:span><text:span text:style-name="T5">- Einkommensverteilung gegliedert in: </text:span><text:span text:style-name="T5"><text:line-break/></text:span><text:span text:style-name="T5"><text:tab/></text:span><text:span text:style-name="T5"><text:tab/></text:span><text:span text:style-name="T5"><text:tab/></text:span><text:span text:style-name="T5">- bis 2000, 2000-4000, 4000-5000, über 5000 und Median in Euro</text:span><text:span text:style-name="T5"><text:line-break/></text:span><text:span text:style-name="T5"><text:tab/></text:span><text:span text:style-name="T5"><text:tab/></text:span><text:span text:style-name="T5"><text:line-break/></text:span><text:span text:style-name="T5"><text:tab/></text:span><text:span text:style-name="T5"> 2. Ergebnisse der Bundestagswahl von 2017 für alle 18 angetretene Parteien in Prozent</text:span><text:span text:style-name="T5"><text:line-break/></text:span><text:span text:style-name="T5"><text:line-break/></text:span><text:span text:style-name="T5"><text:line-break/></text:span><text:span text:style-name="T2">Datenanalyse</text:span><text:span text:style-name="T5">:</text:span><text:span text:style-name="T5"><text:line-break/></text:span><text:span text:style-name="T5"><text:tab/></text:span><text:span text:style-name="T5">- Verschieden in Python vorhanden Tools für die Korrelation einzelner Datensätze untereinander</text:span><text:span text:style-name="T5"><text:line-break/></text:span><text:span text:style-name="T5"><text:tab/></text:span><text:span text:style-name="T5"><text:tab/></text:span><text:span text:style-name="T5">graphisch dargestellt und diskutiert.</text:span><text:span text:style-name="T5"><text:line-break/></text:span><text:span text:style-name="T5"><text:line-break/></text:span><text:span text:style-name="T5"> Letztendlich für die Einkommensverteilung entschieden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tab/></text:span><text:line-break/><text:line-break/><text:line-break/><text:line-break/></text:p>
          </draw:text-box>
        </draw:frame>
        <draw:frame draw:name="Untertitel 2" presentation:style-name="pr11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12" draw:text-style-name="P4" draw:layer="layout" svg:width="55.384cm" svg:height="4.798cm" svg:x="2.6cm" svg:y="0.202cm" presentation:class="outline" presentation:user-transformed="true">
          <draw:text-box>
            <text:list text:style-name="L5">
              <text:list-header>
                <text:p><text:span text:style-name="T6">Die Daten und Datenanalyse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_5f_" presentation:presentation-page-layout-name="AL1T0">
        <draw:frame draw:name="Titel 1" presentation:style-name="pr14" draw:text-style-name="P13" draw:layer="layout" svg:width="61.8cm" svg:height="19.401cm" svg:x="3.6cm" svg:y="6cm" presentation:class="title" presentation:user-transformed="true">
          <draw:text-box>
            <text:p><text:span text:style-name="T7">Datenbearbeitung: </text:span><text:span text:style-name="T7"><text:line-break/></text:span><text:span text:style-name="T7"><text:tab/></text:span><text:span text:style-name="T7">- Die Einkommensverteilung normiert </text:span><text:span text:style-name="T7"><text:line-break/></text:span><text:span text:style-name="T7"><text:tab/></text:span><text:span text:style-name="T7">- Zwei unvollständige Datensätze entfernt </text:span><text:span text:style-name="T7"><text:line-break/></text:span><text:span text:style-name="T7"><text:tab/></text:span><text:span text:style-name="T7">- Einen in beiden Datensätzen unterschiedlich repräsentierten </text:span><text:span text:style-name="T7"><text:tab/></text:span><text:span text:style-name="T7"><text:tab/></text:span><text:span text:style-name="T7"><text:tab/></text:span><text:span text:style-name="T7"><text:tab/></text:span><text:span text:style-name="T7">Datensatz angepasst </text:span><text:span text:style-name="T7"><text:line-break/></text:span><text:span text:style-name="T7"><text:tab/></text:span><text:span text:style-name="T7">- Die beiden Datensätze über die Stadtteile zusammengeführt</text:span><text:span text:style-name="T5"> </text:span></text:p>
          </draw:text-box>
        </draw:frame>
        <draw:frame draw:name="Untertitel 2" presentation:style-name="pr15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16" draw:text-style-name="P4" draw:layer="layout" svg:width="53.6cm" svg:height="4.798cm" svg:x="4.2cm" svg:y="0.4cm" presentation:class="outline" presentation:user-transformed="true">
          <draw:text-box>
            <text:list text:style-name="L5">
              <text:list-header>
                <text:p><text:span text:style-name="T6">Datenbearbeitung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3" svg:font-family="Arial"/>
    <style:font-face style:name="Arial Narrow2" svg:font-family="'Arial Narrow'"/>
    <style:font-face style:name="Arial" svg:font-family="Arial" style:font-family-generic="roman"/>
    <style:font-face style:name="Georgia6" svg:font-family="Georgia" style:font-family-generic="roman"/>
    <style:font-face style:name="Arial Narrow4" svg:font-family="'Arial Narrow'" style:font-pitch="fixed"/>
    <style:font-face style:name="Georgia2" svg:font-family="Georgia" style:font-pitch="fixed"/>
    <style:font-face style:name="Georgia5" svg:font-family="Georgia" style:font-family-generic="modern" style:font-pitch="fixed"/>
    <style:font-face style:name="Arial2" svg:font-family="Arial" style:font-pitch="variable"/>
    <style:font-face style:name="Arial Narrow3" svg:font-family="'Arial Narrow'" style:font-pitch="variable"/>
    <style:font-face style:name="Georgia" svg:font-family="Georgia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 PL SungtiL GB1" svg:font-family="'AR PL SungtiL GB'" style:font-family-generic="modern" style:font-pitch="variable"/>
    <style:font-face style:name="DejaVu Sans1" svg:font-family="'DejaVu Sans'" style:font-family-generic="modern" style:font-pitch="variable"/>
    <style:font-face style:name="Georgia4" svg:font-family="Georgia" style:font-family-generic="modern" style:font-pitch="variable"/>
    <style:font-face style:name="Microsoft YaHei2" svg:font-family="'Microsoft YaHei'" style:font-family-generic="moder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Mangal2" svg:font-family="Mangal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eorgia3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2FC46FAD293901AB.png" xlink:type="simple" xlink:show="embed" xlink:actuate="onLoad"/>
    <draw:fill-image draw:name="msFillBitmap_20_2" draw:display-name="msFillBitmap 2" xlink:href="Pictures/1000000000000780000004382FC46FAD293901A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5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3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5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5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3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5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5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3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5" style:font-family-asian="Georgia" style:font-family-generic-asian="modern" style:font-pitch-asian="fixed" style:font-size-asian="44pt" style:font-style-asian="normal" style:font-weight-asian="normal" style:font-name-complex="Arial3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5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top="0cm" fo:margin-bottom="0cm" fo:line-height="100%" fo:text-align="start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2" fo:font-size="18pt" fo:letter-spacing="normal" fo:font-style="normal" style:text-underline-style="none" fo:font-weight="normal" style:font-name-asian="Georgia5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2" fo:font-size="88pt" fo:letter-spacing="normal" fo:font-style="normal" style:text-underline-style="none" fo:font-weight="normal" style:font-name-asian="Arial Narrow2" style:font-size-asian="88pt" style:font-style-asian="normal" style:font-weight-asian="normal" style:font-name-complex="Arial Narrow2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Georgia5" style:font-size-asian="44pt" style:font-style-asian="normal" style:font-weight-asian="normal" style:font-name-complex="Georgia1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3" style:font-size-complex="44pt" style:font-style-complex="normal" style:font-weight-complex="normal"/>
    </style:style>
    <style:style style:name="MT6" style:family="text">
      <style:text-properties fo:font-variant="normal" fo:text-transform="none" fo:color="#00618f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Georgia5" style:font-size-asian="14pt" style:font-style-asian="normal" style:font-weight-asian="normal" style:font-name-complex="Georgi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6" draw:layer="backgroundobjects" svg:width="1.98cm" svg:height="0.763cm" svg:x="0.928cm" svg:y="37.05cm">
        <text:p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7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6" draw:layer="backgroundobjects" svg:width="1.98cm" svg:height="0.763cm" svg:x="0.928cm" svg:y="37.05cm">
        <text:p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6" draw:layer="backgroundobjects" svg:width="52.426cm" svg:height="3.999cm" svg:x="5.263cm" svg:y="0.547cm" presentation:class="title" presentation:user-transformed="true">
        <draw:text-box>
          <text:p text:style-name="MP7"><text:span text:style-name="MT6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6" draw:layer="backgroundobjects" svg:width="1.98cm" svg:height="0.763cm" svg:x="0.928cm" svg:y="37.05cm">
        <text:p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8" draw:layer="backgroundobjects" svg:width="55.385cm" svg:height="13.601cm" svg:x="10.485cm" svg:y="10.849cm" presentation:class="title" presentation:user-transformed="true">
        <draw:text-box>
          <text:p text:style-name="MP7"><text:span text:style-name="MT3">Titel/Vorlesung</text:span></text:p>
        </draw:text-box>
      </draw:frame>
      <draw:frame draw:name="Textplatzhalter 4" presentation:style-name="Mpr11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-Präsentation</dc:title>
    <meta:initial-creator>Arkadij Schewtschenko</meta:initial-creator>
    <meta:editing-cycles>55</meta:editing-cycles>
    <dc:date>2020-07-11T09:07:36.573000000</dc:date>
    <meta:editing-duration>PT5M33S</meta:editing-duration>
    <meta:generator>LibreOffice/6.3.6.2$Windows_X86_64 LibreOffice_project/2196df99b074d8a661f4036fca8fa0cbfa33a497</meta:generator>
    <meta:document-statistic meta:object-count="6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